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1pt 1pt" fo:font-weight="normal" style:font-name-asian="Segoe UI" style:font-size-asian="36pt" style:font-weight-asian="normal" style:font-name-complex="Segoe UI" style:font-size-complex="36pt" style:font-weight-complex="normal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8.5pt" fo:text-shadow="1pt 1pt" fo:font-weight="normal" style:font-name-asian="Segoe UI" style:font-size-asian="8.5pt" style:font-weight-asian="normal" style:font-name-complex="Segoe UI" style:font-size-complex="8.5pt" style:font-weight-complex="normal"/>
    </style:style>
    <style:style style:name="P14" style:family="paragraph">
      <style:paragraph-properties fo:margin-left="0cm" fo:margin-right="0cm" fo:margin-top="0cm" fo:margin-bottom="0cm" fo:text-indent="0cm" style:text-autospace="none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8.5pt" fo:text-shadow="1pt 1pt" fo:font-weight="normal" style:font-name-asian="Segoe UI" style:font-size-asian="8.5pt" style:font-weight-asian="normal" style:font-name-complex="Segoe UI" style:font-size-complex="8.5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64cm" svg:y="0.762cm">
          <draw:text-box>
            <text:p text:style-name="P1"><text:span text:style-name="T1">Hymn #566</text:span></text:p>
            <text:p text:style-name="P1"><text:span text:style-name="T2">“</text:span><text:span text:style-name="T2">By Grace I'm Sav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892cm" svg:height="7.914cm" svg:x="1.524cm" svg:y="0.976cm">
          <draw:text-box>
            <text:p text:style-name="P1"><text:span text:style-name="T3">1. </text:span><text:span text:style-name="T4">By grace I’m saved,</text:span></text:p>
            <text:p text:style-name="P1"><text:span text:style-name="T4">grace free and boundless;</text:span><text:span text:style-name="T4"><text:line-break/></text:span><text:span text:style-name="T4">My soul, believe and doubt it not.</text:span><text:span text:style-name="T4"><text:line-break/></text:span><text:span text:style-name="T4">Why stagger at this word of promis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638cm" svg:height="5.321cm" svg:x="1.524cm" svg:y="0.762cm">
          <draw:text-box>
            <text:p text:style-name="P1"><text:span text:style-name="T4">Has Scripture ever falsehood taught? </text:span></text:p>
            <text:p text:style-name="P1"><text:span text:style-name="T4">No! Then this word must true remain:</text:span><text:span text:style-name="T4"><text:line-break/></text:span><text:span text:style-name="T4">By grace you too will life obt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7" draw:layer="layout" svg:width="25.146cm" svg:height="7.112cm" svg:x="1.27cm" svg:y="1.016cm">
          <draw:text-box>
            <text:p text:style-name="P6"><text:span text:style-name="T5">2. By grace!</text:span></text:p>
            <text:p text:style-name="P6"><text:span text:style-name="T5">None dare lay claim to merit;</text:span><text:span text:style-name="T5"><text:line-break/></text:span><text:span text:style-name="T5">Our works and conduct have no worth.</text:span><text:span text:style-name="T5"><text:line-break/></text:span><text:span text:style-name="T5">God in His love sent our Redeem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7" draw:layer="layout" svg:width="24.638cm" svg:height="5.842cm" svg:x="1.524cm" svg:y="1.016cm">
          <draw:text-box>
            <text:p text:style-name="P6"><text:span text:style-name="T5">Christ Jesus, to this sinful earth;</text:span></text:p>
            <text:p text:style-name="P6"><text:span text:style-name="T5">His death did for our sins atone,</text:span><text:span text:style-name="T5"><text:line-break/></text:span><text:span text:style-name="T5">And we are saved by grace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10" draw:layer="layout" svg:width="24.638cm" svg:height="7.011cm" svg:x="1.778cm" svg:y="1.016cm">
          <draw:text-box>
            <text:p text:style-name="P9"><text:span text:style-name="T6">3. </text:span><text:span text:style-name="T5">By grace God’s Son, our only Savior,</text:span></text:p>
            <text:p text:style-name="P9"><text:span text:style-name="T5">Came down to earth to bear our sin.</text:span></text:p>
            <text:p text:style-name="P9"><text:span text:style-name="T5">Was it because of your own merit</text:span></text:p>
            <text:p text:style-name="P9"><text:span text:style-name="T5">That Jesus died your soul to wi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4" draw:text-style-name="P11" draw:layer="layout" svg:width="24.892cm" svg:height="5.321cm" svg:x="1.524cm" svg:y="1.016cm">
          <draw:text-box>
            <text:p text:style-name="P9"><text:span text:style-name="T5">No, it was grace, and grace alone,</text:span></text:p>
            <text:p text:style-name="P9"><text:span text:style-name="T5">That brought Him from</text:span></text:p>
            <text:p text:style-name="P9"><text:span text:style-name="T5">His heav’nly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8" draw:text-style-name="P12" draw:layer="layout" svg:width="24.429cm" svg:height="8.701cm" svg:x="1.733cm" svg:y="0.997cm">
          <draw:text-box>
            <text:p text:style-name="P6"><text:span text:style-name="T6">4. </text:span><text:span text:style-name="T5">By grace!</text:span></text:p>
            <text:p text:style-name="P6"><text:span text:style-name="T5">This ground of faith is certain;</text:span><text:span text:style-name="T5"><text:line-break/></text:span><text:span text:style-name="T5">As long as God is true, it stands.</text:span><text:span text:style-name="T5"><text:line-break/></text:span><text:span text:style-name="T5">What saints have penned by inspiration,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4" draw:text-style-name="P13" draw:layer="layout" svg:width="25.4cm" svg:height="5.321cm" svg:x="1.016cm" svg:y="1.016cm">
          <draw:text-box>
            <text:p text:style-name="P6"><text:span text:style-name="T7"><text:s/></text:span><text:span text:style-name="T5">What in His Word our God commands, </text:span><text:span text:style-name="T7"><text:s text:c="3"/></text:span></text:p>
            <text:p text:style-name="P6"><text:span text:style-name="T5">Our faith in what our God has done</text:span><text:span text:style-name="T5"><text:line-break/></text:span><text:span text:style-name="T5">Depends on grace-grace through His S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7" draw:text-style-name="P10" draw:layer="layout" svg:width="25.146cm" svg:height="7.011cm" svg:x="1.41cm" svg:y="0.882cm">
          <draw:text-box>
            <text:p text:style-name="P6"><text:span text:style-name="T6">5. </text:span><text:span text:style-name="T5">By grace to timid hearts that tremble,</text:span><text:span text:style-name="T5"><text:line-break/></text:span><text:span text:style-name="T5">In tribulation’s furnace tried,</text:span><text:span text:style-name="T5"><text:line-break/></text:span><text:span text:style-name="T5">By grace, in spite of fear and trouble,</text:span><text:span text:style-name="T5"><text:line-break/></text:span><text:span text:style-name="T5">The Father’s heart is open wid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9" draw:text-style-name="P10" draw:layer="layout" svg:width="24.892cm" svg:height="4.064cm" svg:x="1.549cm" svg:y="1.016cm">
          <draw:text-box>
            <text:p text:style-name="P6"><text:span text:style-name="T5">Where could I help and strength secure</text:span><text:span text:style-name="T5"><text:line-break/></text:span><text:span text:style-name="T5">If grace were not my anchor su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7" draw:text-style-name="P10" draw:layer="layout" svg:width="24.638cm" svg:height="7.011cm" svg:x="1.524cm" svg:y="1.016cm">
          <draw:text-box>
            <text:p text:style-name="P9"><text:span text:style-name="T6">6. </text:span><text:span text:style-name="T5">By grace! On this I’ll rest when dying;</text:span></text:p>
            <text:p text:style-name="P9"><text:span text:style-name="T5">In Jesus’ promise I rejoice;</text:span></text:p>
            <text:p text:style-name="P9"><text:span text:style-name="T5">For though I know my heart’s condition,</text:span></text:p>
            <text:p text:style-name="P9"><text:span text:style-name="T5">I also know my Savior’s v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ymn_25_20template" presentation:presentation-page-layout-name="AL1T0">
        <draw:frame draw:style-name="gr10" draw:text-style-name="P15" draw:layer="layout" svg:width="24.892cm" svg:height="9.906cm" svg:x="1.524cm" svg:y="1.016cm">
          <draw:text-box>
            <text:p text:style-name="P9"><text:span text:style-name="T5">My heart is glad, all grief has flown</text:span></text:p>
            <text:p text:style-name="P9"><text:span text:style-name="T5">Since I am saved by grace alone.</text:span></text:p>
            <text:p text:style-name="P14"><text:span text:style-name="T7"><text:line-break/></text:span><text:span text:style-name="T7"/></text:p>
            <text:p text:style-name="P14"><text:span text:style-name="T8"/></text:p>
            <text:p text:style-name="P14"><text:span text:style-name="T8"/></text:p>
            <text:p text:style-name="P14"><text:span text:style-name="T9"><text:s text:c="7"/></text:span><text:span text:style-name="T10"><text:s text:c="2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1:55:19.539000000</meta:creation-date>
    <dc:title>Hymn template</dc:title>
    <meta:editing-duration>PT22M27S</meta:editing-duration>
    <meta:editing-cycles>11</meta:editing-cycles>
    <meta:generator>LibreOffice/6.0.1.1$Windows_X86_64 LibreOffice_project/60bfb1526849283ce2491346ed2aa51c465abfe6</meta:generator>
    <meta:initial-creator>Arthur Hoch</meta:initial-creator>
    <dc:date>2018-03-08T22:08:41.457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8-25T11:55:19.429000000"/>
  </office:meta>
</office:document-meta>
</file>